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20000007985BE5BA9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696cm, 0cm, 0cm, 0cm)" draw:image-opacity="100%" style:mirror="none"/>
    </style:style>
    <style:style style:name="gr2" style:family="graphic" style:parent-style-name="standard">
      <style:graphic-properties svg:stroke-color="#ffff00" draw:textarea-horizontal-align="justify" draw:textarea-vertical-align="middle" draw:auto-grow-height="false" fo:min-height="0cm" fo:min-width="0cm" fo:wrap-option="no-wrap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8.117cm" svg:height="17.931cm" svg:x="-0.06cm" svg:y="1.534cm">
          <draw:image xlink:href="Pictures/1000000000000A20000007985BE5BA97.jpg" xlink:type="simple" xlink:show="embed" xlink:actuate="onLoad">
            <text:p/>
          </draw:image>
        </draw:frame>
        <draw:custom-shape draw:style-name="gr2" draw:text-style-name="P1" draw:layer="layout" svg:width="2.999cm" svg:height="2.999cm" svg:x="24.587cm" svg:y="5.345cm">
          <text:p text:style-name="P1">GPS<text:line-break/>Antenna</text:p>
          <draw:enhanced-geometry svg:viewBox="0 0 21600 21600" draw:mirror-horizontal="false" draw:type="line-callout-1" draw:modifiers="-8589.6 12456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2.999cm" svg:height="2.999cm" svg:x="24.017cm" svg:y="13.806cm">
          <text:p text:style-name="P1">SD<text:line-break/>Card</text:p>
          <draw:enhanced-geometry svg:viewBox="0 0 21600 21600" draw:mirror-horizontal="false" draw:type="line-callout-1" draw:modifiers="-14292 13579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2" draw:layer="layout" svg:width="2.999cm" svg:height="2.999cm" svg:x="2.644cm" svg:y="5.919cm">
          <text:p text:style-name="P2">Power<text:line-break/>ON/OFF</text:p>
          <draw:enhanced-geometry svg:viewBox="0 0 21600 21600" draw:mirror-horizontal="true" draw:type="line-callout-1" draw:modifiers="-14061.6 25099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4.367cm" svg:height="2.999cm" svg:x="0.889cm" svg:y="11.586cm">
          <text:p text:style-name="P1">Firmware <text:line-break/>Update / </text:p>
          <text:p text:style-name="P1">Log Output</text:p>
          <draw:enhanced-geometry svg:viewBox="0 0 21600 21600" draw:mirror-horizontal="true" draw:type="line-callout-1" draw:modifiers="-12347.8021978022 -3808.8 -1236.26373626374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2.999cm" svg:height="2.999cm" svg:x="4.72cm" svg:y="2.652cm">
          <text:p text:style-name="P1">USB<text:line-break/>to<text:line-break/>PC</text:p>
          <draw:enhanced-geometry svg:viewBox="0 0 21600 21600" draw:mirror-horizontal="true" draw:type="line-callout-1" draw:modifiers="-14061.6 25099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2.999cm" svg:height="1.44cm" svg:x="2.477cm" svg:y="16.897cm">
          <text:p text:style-name="P1">MB 3201</text:p>
          <draw:enhanced-geometry svg:viewBox="0 0 21600 21600" draw:mirror-horizontal="false" draw:type="line-callout-1" draw:modifiers="-12542.4 -3537.54337265788 -1800 8304.2331714087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kl </meta:initial-creator>
    <meta:creation-date>2015-02-08T21:47:49.825973619</meta:creation-date>
    <dc:date>2015-02-08T22:00:03.269109317</dc:date>
    <dc:creator>kakl </dc:creator>
    <meta:editing-duration>PT4M49S</meta:editing-duration>
    <meta:editing-cycles>3</meta:editing-cycles>
    <meta:generator>LibreOffice/4.2.7.2$Linux_X86_64 LibreOffice_project/420m0$Build-2</meta:generator>
    <meta:document-statistic meta:object-count="30"/>
  </office:meta>
</office:document-meta>
</file>